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2">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6"/>
    <style:style style:name="P114" style:family="paragraph" style:parent-style-name="Standard" style:list-style-name="L10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9.7</text:p>
      <text:list xml:id="list4576063585314290358" text:style-name="L106">
        <text:list-item>
          <text:p text:style-name="P11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027686883529985690" text:style-name="L1">
        <text:list-item>
          <text:p text:style-name="P10">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3024133597916450717" text:style-name="L2">
        <text:list-item>
          <text:p text:style-name="P11">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8747211708068178428" text:style-name="L3">
        <text:list-item>
          <text:p text:style-name="P12">attempts to fix over-size initial gui.<text:line-break/></text:p>
        </text:list-item>
      </text:list>
      <text:p text:style-name="Standard">version 3.9.3</text:p>
      <text:list xml:id="list1171673631123155730" text:style-name="L4">
        <text:list-item>
          <text:p text:style-name="P13">makes various improvements to the 'detectability' calculator to make it easier to use.<text:line-break/></text:p>
        </text:list-item>
      </text:list>
      <text:p text:style-name="Standard">version 3.9.2</text:p>
      <text:list xml:id="list7351657563082173624" text:style-name="L5">
        <text:list-item>
          <text:p text:style-name="P14">adds a 'detectability' calculator for use in pre-planning event observation.<text:line-break/></text:p>
        </text:list-item>
        <text:list-item>
          <text:p text:style-name="P14">'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text:soft-page-break/>format if users would prefer the old look over more view space for the report.<text:line-break/></text:p>
        </text:list-item>
      </text:list>
      <text:p text:style-name="Standard">version 3.9.1</text:p>
      <text:list xml:id="list1570671582621274234" text:style-name="L6">
        <text:list-item>
          <text:p text:style-name="P15">adds an snr calculation to the <text:span text:style-name="T15">Calc baseline stats</text:span> button.<text:line-break/></text:p>
        </text:list-item>
      </text:list>
      <text:p text:style-name="Standard">version 3.9.0</text:p>
      <text:list xml:id="list6068596799244039986" text:style-name="L7">
        <text:list-item>
          <text:p text:style-name="P16">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1724046595136077889" text:style-name="L8">
        <text:list-item>
          <text:p text:style-name="P17">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8959862169831469779" text:style-name="L9">
        <text:list-item>
          <text:p text:style-name="P18">fixed a bug that sometimes kept events that contained a single point at the bottom from producing a report.<text:line-break/></text:p>
        </text:list-item>
      </text:list>
      <text:p text:style-name="Standard">version 3.8.7</text:p>
      <text:list xml:id="list1529870562541746954" text:style-name="L10">
        <text:list-item>
          <text:p text:style-name="P1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190612084817760969" text:style-name="L11">
        <text:list-item>
          <text:p text:style-name="P20">checks for only a single light-curve in the csv file which was causing a 'list index out of range' error message<text:line-break/></text:p>
        </text:list-item>
      </text:list>
      <text:p text:style-name="Standard">version 3.8.5</text:p>
      <text:list xml:id="list3056275317572046214" text:style-name="L12">
        <text:list-item>
          <text:p text:style-name="P21">changed the way QGridLayout was referenced.<text:line-break/></text:p>
        </text:list-item>
      </text:list>
      <text:p text:style-name="Standard">version 3.8.4</text:p>
      <text:list xml:id="list3781451660287931805" text:style-name="L13">
        <text:list-item>
          <text:p text:style-name="P2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2"/>
        </text:list-item>
      </text:list>
      <text:p text:style-name="Standard">version 3.8.3</text:p>
      <text:list xml:id="list7899029269260812279" text:style-name="L14">
        <text:list-item>
          <text:p text:style-name="P23">adds display of light-curve name (if available in the csv file) to the curve-to-be-analyzed and the normalization curve next to their selection spinners.<text:line-break/></text:p>
        </text:list-item>
      </text:list>
      <text:p text:style-name="Standard">version 3.8.2</text:p>
      <text:list xml:id="list1464281375562620657" text:style-name="L15">
        <text:list-item>
          <text:p text:style-name="P24">3.7.5 introduced a scrollable GUI for small screens. Unfortunately, that caused resizing problem for all users. The version reverts back to the original GUI design.<text:line-break/></text:p>
        </text:list-item>
        <text:list-item>
          <text:p text:style-name="P24">Added a print to the command window of the version number for diagnostic purposes. It will help clarify the situation when an installation has somehow managed to have <text:soft-page-break/>multiple locations for PyOTE storage as to exactly what version is running.<text:line-break/></text:p>
        </text:list-item>
      </text:list>
      <text:p text:style-name="Standard">version 3.8.1</text:p>
      <text:list xml:id="list1926815256623835832" text:style-name="L16">
        <text:list-item>
          <text:p text:style-name="P2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559406865863828365" text:style-name="L17">
        <text:list-item>
          <text:p text:style-name="P26">adds a tutorial button to supply a quick-start for new or infrequent users.<text:line-break/></text:p>
        </text:list-item>
      </text:list>
      <text:p text:style-name="Standard">version 3.7.9</text:p>
      <text:list xml:id="list5121320292120684947" text:style-name="L18">
        <text:list-item>
          <text:p text:style-name="P2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0700738409162156" text:style-name="L19">
        <text:list-item>
          <text:p text:style-name="P28">added visible left, top, and bottom axes to main plot (with ticks to make easier to associate timestamp with point).<text:line-break/></text:p>
        </text:list-item>
      </text:list>
      <text:p text:style-name="Standard">version 3.7.7</text:p>
      <text:list xml:id="list366070883535842869" text:style-name="L20">
        <text:list-item>
          <text:p text:style-name="P29">if timestamps are available in the csv file, they are used as x axis labels in the main plot.<text:line-break/></text:p>
        </text:list-item>
      </text:list>
      <text:p text:style-name="Standard">version 3.7.6</text:p>
      <text:list xml:id="list4821442875455811923" text:style-name="L21">
        <text:list-item>
          <text:p text:style-name="P30">changed the way QMainWindow and Qapplication were referenced to accommodate the latest Anaconda version, which has reorganized where those modules are stored. </text:p>
          <text:p text:style-name="P30">This was causing a fatal startup error.<text:line-break/> </text:p>
        </text:list-item>
      </text:list>
      <text:p text:style-name="Standard">version 3.7.5</text:p>
      <text:list xml:id="list3058476371828156358" text:style-name="L22">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text:soft-page-break/>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946767571392026572" text:style-name="L23">
        <text:list-item>
          <text:p text:style-name="P3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458865958170427178" text:style-name="L24">
        <text:list-item>
          <text:p text:style-name="P32">adds code line needed by any Mac users that are running Big Sur<text:line-break/></text:p>
        </text:list-item>
      </text:list>
      <text:p text:style-name="Standard">version 3.7.2</text:p>
      <text:list xml:id="list7494122568004134187" text:style-name="L25">
        <text:list-item>
          <text:p text:style-name="P33">fixes bug that caused all analysis attempts to 'stall'</text:p>
        </text:list-item>
      </text:list>
      <text:p text:style-name="Standard"/>
      <text:p text:style-name="Standard">version 3.7.1</text:p>
      <text:list xml:id="list9127730714584281730" text:style-name="L26">
        <text:list-item>
          <text:p text:style-name="P34">fixed a bug in the r limb angle entry<text:line-break/></text:p>
        </text:list-item>
      </text:list>
      <text:p text:style-name="Standard">version 3.7.0</text:p>
      <text:list xml:id="list5116092628505755709" text:style-name="L27">
        <text:list-item>
          <text:p text:style-name="P35">adds right-click help to ast speed label giving the equation to use if asteroid speed is not available but asteroid diameter and maximum duration are specified<text:line-break/></text:p>
        </text:list-item>
        <text:list-item>
          <text:p text:style-name="P35">adds suggestion to right-click help on penumbral fit checkbox for how to find the penumbral curve csv file that is provided for practice purposes.<text:line-break/></text:p>
        </text:list-item>
      </text:list>
      <text:p text:style-name="Standard">version 3.6.8</text:p>
      <text:list xml:id="list8600029060745725369" text:style-name="L28">
        <text:list-item>
          <text:p text:style-name="P36">adds modeling of off centerline observations to lightcurve calibration curve generation<text:line-break/></text:p>
        </text:list-item>
      </text:list>
      <text:p text:style-name="Standard">version 3.6.7</text:p>
      <text:list xml:id="list1740456882169781390" text:style-name="L29">
        <text:list-item>
          <text:p text:style-name="P37">clarified the location of the Enable Manual Timestamp Entry checkbox in the pop-up message appears when there are no timestamps in the csv file.<text:line-break/></text:p>
        </text:list-item>
      </text:list>
      <text:p text:style-name="Standard">version 3.6.6</text:p>
      <text:list xml:id="list7377993709328398569" text:style-name="L30">
        <text:list-item>
          <text:p text:style-name="P3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35710176151134280" text:style-name="L31">
        <text:list-item>
          <text:p text:style-name="P39">added advisory message when False Positive probability plot appears in hopes of stemming in-discriminant use of this number as a 'decider' between a 'miss' <text:soft-page-break/>and a 'positive' for an observation.<text:line-break/></text:p>
        </text:list-item>
      </text:list>
      <text:p text:style-name="Standard">version 3.6.4</text:p>
      <text:list xml:id="list8649852128196904001" text:style-name="L32">
        <text:list-item>
          <text:p text:style-name="P40">version 3.6.2 would open .xlsx Report file on Mac, but not Windows. This version attempts to fix that (Windows needs a different command to open a file).<text:line-break/></text:p>
        </text:list-item>
      </text:list>
      <text:p text:style-name="Standard">version 3.6.2</text:p>
      <text:list xml:id="list7426700215134228291" text:style-name="L33">
        <text:list-item>
          <text:p text:style-name="P4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563714055729508788" text:style-name="L34">
        <text:list-item>
          <text:p text:style-name="P4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8490022544801354869" text:style-name="L35">
        <text:list-item>
          <text:p text:style-name="P4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43"><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13272033794514545" text:style-name="L36">
        <text:list-item>
          <text:p text:style-name="P44">fixed another bug in penumbral curve fit and removed diagnostic printouts.<text:line-break/></text:p>
        </text:list-item>
      </text:list>
      <text:p text:style-name="Standard">version 3.5.8</text:p>
      <text:list xml:id="list7377096736536941735" text:style-name="L37">
        <text:list-item>
          <text:p text:style-name="P45">fixed a number of bugs in the penumbral curve fit code<text:line-break/></text:p>
        </text:list-item>
      </text:list>
      <text:p text:style-name="Standard">version 3.5.7</text:p>
      <text:list xml:id="list2278594802624916171" text:style-name="L38">
        <text:list-item>
          <text:p text:style-name="P4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825681262140149047" text:style-name="L39">
        <text:list-item>
          <text:p text:style-name="P4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685445617620337909" text:style-name="L40">
        <text:list-item>
          <text:p text:style-name="P4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823745891554849336" text:style-name="L41">
        <text:list-item>
          <text:p text:style-name="P4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80930640501966176" text:style-name="L42">
        <text:list-item>
          <text:p text:style-name="P50">removed the blank lines between header lines extracted from the csv file and placed in the log file --- this makes it easier to look at the newly added aperture settings (so just a tiny cosmetic change).<text:line-break/></text:p>
        </text:list-item>
      </text:list>
      <text:p text:style-name="Standard"><text:soft-page-break/>version 3.5.2</text:p>
      <text:list xml:id="list3100069903429296898" text:style-name="L43">
        <text:list-item>
          <text:p text:style-name="P5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563147156106519875" text:style-name="L44">
        <text:list-item>
          <text:p text:style-name="P52">Added additional references to the North American Excel Spreadsheet report in the new section of the final report that bangs on about the start-of-exposure timing convention.<text:line-break/></text:p>
        </text:list-item>
      </text:list>
      <text:p text:style-name="Standard">version 3.5.0</text:p>
      <text:list xml:id="list6797792223669219890" text:style-name="L45">
        <text:list-item>
          <text:p text:style-name="P5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3">NEW: when 'trims' have been placed, a 'write csv' process will honor those values and produce a 'trimmed' output file.<text:line-break/></text:p>
        </text:list-item>
        <text:list-item>
          <text:p text:style-name="P53">NEW: when a light curve has been 'normalized', the changed values are written to the data table where, once again, a 'write csv' process will capture the results.<text:line-break/></text:p>
        </text:list-item>
        <text:list-item>
          <text:p text:style-name="P53">Added additional reminders that the start-of-exposure timestamp/timing convention is employed.</text:p>
        </text:list-item>
      </text:list>
      <text:p text:style-name="Standard"/>
      <text:p text:style-name="Standard">version 3.4.9</text:p>
      <text:list xml:id="list1286472677763780787" text:style-name="L46">
        <text:list-item>
          <text:p text:style-name="P54">Added some explanatory language to the “Excel report” section regarding the proper interpretation of the 'false positive probability' number.<text:line-break/></text:p>
        </text:list-item>
      </text:list>
      <text:p text:style-name="Standard">version 3.4.8</text:p>
      <text:list xml:id="list4628738022551975080" text:style-name="L47">
        <text:list-item>
          <text:p text:style-name="P55">This version deals more realistically with high magDrop lightcurves by defining a 'limiting magDrop' as: <text:line-break/><text:line-break/><text:tab/>limMagDrop = 2.5 * log10( B / std(A) ) <text:line-break/><text:line-break/><text:soft-page-break/><text:tab/>std(A) is the noise level of A.</text:p>
          <text:p text:style-name="P5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128208460089586890" text:style-name="L48">
        <text:list-item>
          <text:p text:style-name="P56">Automatically loads the correct version of Adv2<text:line-break/></text:p>
        </text:list-item>
      </text:list>
      <text:p text:style-name="Standard">version 3.4.6</text:p>
      <text:list xml:id="list8245100995877833179" text:style-name="L49">
        <text:list-item>
          <text:p text:style-name="P57">Adds AAV Version 2 file as a type that can be read (important when Do OCR check is enabled)</text:p>
        </text:list-item>
      </text:list>
      <text:p text:style-name="Standard"/>
      <text:p text:style-name="Standard">version 3.4.5</text:p>
      <text:list xml:id="list1924448960961530167" text:style-name="L50">
        <text:list-item>
          <text:p text:style-name="P58">Fixes block integration which was failing when more than 4 lightcurves were being processed.<text:line-break/></text:p>
        </text:list-item>
        <text:list-item>
          <text:p text:style-name="P58">Made use diff and Do OCR checkboxes sticky.<text:line-break/></text:p>
        </text:list-item>
      </text:list>
      <text:p text:style-name="Standard">version 3.4.4</text:p>
      <text:list xml:id="list5804632524020619863" text:style-name="L51">
        <text:list-item>
          <text:p text:style-name="P5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text:soft-page-break/>version 3.4.3</text:p>
      <text:list xml:id="list5840820633227913544" text:style-name="L52">
        <text:list-item>
          <text:p text:style-name="P6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084575025877375414" text:style-name="L53">
        <text:list-item>
          <text:p text:style-name="P6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04594839887898597" text:style-name="L54">
        <text:list-item>
          <text:p text:style-name="P6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144968733867807314" text:style-name="L55">
        <text:list-item>
          <text:p text:style-name="P6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text:soft-page-break/>version 3.3.9</text:p>
      <text:list xml:id="list6743904537886894123" text:style-name="L56">
        <text:list-item>
          <text:p text:style-name="P64">Automatically installs cv2 if not already present. <text:s/>This package is needed for the new frame view feature.<text:line-break/></text:p>
        </text:list-item>
      </text:list>
      <text:p text:style-name="Standard">version 3.3.8</text:p>
      <text:list xml:id="list5749710244682531342" text:style-name="L57">
        <text:list-item>
          <text:p text:style-name="P6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4416355223063002" text:style-name="L58">
        <text:list-item>
          <text:p text:style-name="P66">A new button (View frame) with an associated spinner for entry of a frame number has been added:</text:p>
          <text:p text:style-name="P6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227195921969762162" text:style-name="L59">
        <text:list-item>
          <text:p text:style-name="P67"><text:soft-page-break/>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279436464647819862" text:style-name="L60">
        <text:list-item>
          <text:p text:style-name="P6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06706354855002379" text:style-name="L61">
        <text:list-item>
          <text:p text:style-name="P6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751383477164536314" text:style-name="L62">
        <text:list-item>
          <text:p text:style-name="P7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295759256295894121" text:style-name="L63">
        <text:list-item>
          <text:p text:style-name="P71">Changed main plot so that the scroll wheel only zooms the x axis.</text:p>
        </text:list-item>
        <text:list-item>
          <text:p text:style-name="P71">Changed lightcurve plot so that it conforms properly to 'start-of-exposure'.<text:line-break/></text:p>
        </text:list-item>
      </text:list>
      <text:p text:style-name="Standard">version 3.2.8</text:p>
      <text:list xml:id="list6568356200536704169" text:style-name="L64">
        <text:list-item>
          <text:p text:style-name="P72">Changed font size in help files --- it was fine for Mac but too big for Win10<text:line-break/></text:p>
        </text:list-item>
      </text:list>
      <text:p text:style-name="Standard">version 3.2.7</text:p>
      <text:list xml:id="list6434578853211798159" text:style-name="L65">
        <text:list-item>
          <text:p text:style-name="P7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990633616830453595" text:style-name="L66">
        <text:list-item>
          <text:p text:style-name="P74">This is a 'cosmetic' release --- there should be NO detectable differences from version 3.2.5 in terms of functionality.</text:p>
        </text:list-item>
        <text:list-item>
          <text:p text:style-name="P74">All python files were brought into compliance with PEP 8 coding standards. <text:s/>Only I care about that.</text:p>
        </text:list-item>
        <text:list-item>
          <text:p text:style-name="P74"><text:soft-page-break/>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4">All this 'cosmetic' work is in preparation for working on PyOTE issues again.<text:line-break/> </text:p>
        </text:list-item>
      </text:list>
      <text:p text:style-name="Standard">version 3.2.5</text:p>
      <text:list xml:id="list4487689319088294634" text:style-name="L67">
        <text:list-item>
          <text:p text:style-name="P7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589627653676167297" text:style-name="L68">
        <text:list-item>
          <text:p text:style-name="P76">Modified the test for newer version to accommodate the different strings returned by pip 18.1 and pip 19.0+</text:p>
        </text:list-item>
        <text:list-item>
          <text:p text:style-name="P76">Added ability to invoke PyOTE from PyMovie with an externally supplied csv file that is automatically opened.<text:line-break/></text:p>
        </text:list-item>
      </text:list>
      <text:p text:style-name="Standard">version 3.2.3</text:p>
      <text:list xml:id="list1209791316288810309" text:style-name="L69">
        <text:list-item>
          <text:p text:style-name="P7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7">Added support for the PyMovie csv format<text:line-break/></text:p>
        </text:list-item>
      </text:list>
      <text:p text:style-name="Standard">version 3.2.1</text:p>
      <text:list xml:id="list6876273734371639006" text:style-name="L70">
        <text:list-item>
          <text:p text:style-name="P7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782100842834189045" text:style-name="L71">
        <text:list-item>
          <text:p text:style-name="P79">Changed GUI to better align text on min max edit boxes to avoid confusion.<text:line-break/></text:p>
        </text:list-item>
      </text:list>
      <text:p text:style-name="Standard">version 3.1.9</text:p>
      <text:list xml:id="list4130832501384348472" text:style-name="L72">
        <text:list-item>
          <text:p text:style-name="P80">Fixed a bug in the test for a min/max solution search being constrained by a too large min value.<text:line-break/></text:p>
        </text:list-item>
      </text:list>
      <text:p text:style-name="Standard"><text:soft-page-break/>version 3.1.8</text:p>
      <text:list xml:id="list3044021421543936983" text:style-name="L73">
        <text:list-item>
          <text:p text:style-name="P81">version 3.1.7 was released without an updated version history. <text:s/>Here is what was changed in 3.1.7:<text:line-break/></text:p>
        </text:list-item>
        <text:list-item>
          <text:p text:style-name="P8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453474954777003199" text:style-name="L74">
        <text:list-item>
          <text:p text:style-name="P82">Values entered in the Manual Timestamp Entry dialog box are now 'sticky', thus making corrections easy to do without requiring re-entry of all data. </text:p>
          <text:p text:style-name="P82"><text:line-break/>Also trapped is the case where a user has entered a custom frame time but failed to click the radio button indicating that it is to be used.<text:line-break/></text:p>
        </text:list-item>
      </text:list>
      <text:p text:style-name="Standard">version 3.1.5:</text:p>
      <text:list xml:id="list2954628999458266573" text:style-name="L75">
        <text:list-item>
          <text:p text:style-name="P8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232915338902094354" text:style-name="L76">
        <text:list-item>
          <text:p text:style-name="P84">Fixed error in new dropped reading detection logic when light curve was processed in field mode.<text:line-break/></text:p>
        </text:list-item>
        <text:list-item>
          <text:p text:style-name="P84">Cleaned up some language in tooltips.<text:line-break/></text:p>
        </text:list-item>
      </text:list>
      <text:p text:style-name="Standard">version 3.1.3:</text:p>
      <text:list xml:id="list2254054940763502815" text:style-name="L77">
        <text:list-item>
          <text:p text:style-name="P8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5">Eliminated the 'entry num' column in the data matrix at the lower left of the GUI. The 'entry num' is unused and a possible source of confusion with the frame or <text:soft-page-break/>field number for the unwary.<text:line-break/></text:p>
        </text:list-item>
        <text:list-item>
          <text:p text:style-name="P8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405124637992803240" text:style-name="L78">
        <text:list-item>
          <text:p text:style-name="P8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9199975306105234" text:style-name="L79">
        <text:list-item>
          <text:p text:style-name="P8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95859237283627682" text:style-name="L80">
        <text:list-item>
          <text:p text:style-name="P8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779709121093735163" text:style-name="L81">
        <text:list-item>
          <text:p text:style-name="P8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9021876591699823478" text:style-name="L82">
        <text:list-item>
          <text:p text:style-name="P9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796777010392109419" text:style-name="L83">
        <text:list-item>
          <text:p text:style-name="P9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893187401673427712" text:style-name="L84">
        <text:list-item>
          <text:p text:style-name="P9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514711683376401423" text:style-name="L85">
        <text:list-item>
          <text:p text:style-name="P93">Disable the Accept integration button when user overrides an automatic block analysis with a manual block selection followed by a click on the Block integrate button.<text:line-break/></text:p>
        </text:list-item>
      </text:list>
      <text:p text:style-name="Standard">version 2.1.4:</text:p>
      <text:list xml:id="list7724931557522771756" text:style-name="L86">
        <text:list-item>
          <text:p text:style-name="P94">Corrected a bug that kept manual selection of block integration from being performed after a refusal to accept the automatic block analysis results.<text:line-break/></text:p>
        </text:list-item>
      </text:list>
      <text:p text:style-name="Standard">version 2.1.3:</text:p>
      <text:list xml:id="list2226301508435802250" text:style-name="L87">
        <text:list-item>
          <text:p text:style-name="P9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622710891059775143" text:style-name="L88">
        <text:list-item>
          <text:p text:style-name="P9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588148162244362828" text:style-name="L89">
        <text:list-item>
          <text:p text:style-name="P97">Added progress bar tracking of block integration analysis because it can take an extended amount of time to complete the analysis when the light curve has many points.<text:line-break/></text:p>
        </text:list-item>
      </text:list>
      <text:p text:style-name="Standard">version 2.1.0</text:p>
      <text:list xml:id="list7014377987300128397" text:style-name="L90">
        <text:list-item>
          <text:p text:style-name="P98"><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054468052874446221" text:style-name="L91">
        <text:list-item>
          <text:p text:style-name="P99">Made the selection of Tooltip display 'sticky'</text:p>
        </text:list-item>
        <text:list-item>
          <text:p text:style-name="P99">Duration calculation when D and R span midnight now handled correctly</text:p>
        </text:list-item>
      </text:list>
      <text:p text:style-name="Standard"/>
      <text:p text:style-name="Standard">version 2.0.8</text:p>
      <text:list xml:id="list8605524456049766871" text:style-name="L92">
        <text:list-item>
          <text:p text:style-name="P100">toolTips changed to invoke and display in a custom dialog box that can be moved and resized to better accommodate legacy displays</text:p>
        </text:list-item>
        <text:list-item>
          <text:p text:style-name="P100">Calc flash timing calculation fixed to properly deal with the non-integer frame numbers that can result from field processed csv files</text:p>
        </text:list-item>
        <text:list-item>
          <text:p text:style-name="P100">Flash timing has been verified to work with integrated light curves</text:p>
        </text:list-item>
        <text:list-item>
          <text:p text:style-name="P10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715237769850488092" text:style-name="L93">
        <text:list-item>
          <text:p text:style-name="P101">Adds a button to calculate the edge position of an LED timing flash.</text:p>
        </text:list-item>
        <text:list-item>
          <text:p text:style-name="P10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1">Adds a checkbox to force manual entry of timestamp info. <text:s/>This is useful when OCR on a VTI timed light curve has catastrophic errors. <text:s/>It is always employed when using LED flash timing.</text:p>
        </text:list-item>
      </text:list>
      <text:list xml:id="list6041415198329277455" text:style-name="L94">
        <text:list-item>
          <text:p text:style-name="P10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103594239242486190" text:style-name="L95">
        <text:list-item>
          <text:p text:style-name="P10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976798713686477950" text:style-name="L96">
        <text:list-item>
          <text:p text:style-name="P104"><text:soft-page-break/>files generated by pyote now contain PYOTE in the filename.<text:line-break/></text:p>
        </text:list-item>
        <text:list-item>
          <text:p text:style-name="P10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759749916504861974" text:style-name="L97">
        <text:list-item>
          <text:p text:style-name="P10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9074905056052877103" text:style-name="L98">
        <text:list-item>
          <text:p text:style-name="P10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79174613158247494" text:style-name="L99">
        <text:list-item>
          <text:p text:style-name="P10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918451001251757748" text:style-name="L100">
        <text:list-item>
          <text:p text:style-name="P108">improved handling of D and R region selection so that one cannot enter an invalid configuration --- automatic corrections/changes are applied.<text:line-break/></text:p>
        </text:list-item>
        <text:list-item>
          <text:p text:style-name="P10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273214862825083998" text:style-name="L101">
        <text:list-item>
          <text:p text:style-name="P10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783961334581414267" text:style-name="L102">
        <text:list-item>
          <text:p text:style-name="P110">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11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071849012747650099" text:style-name="L103">
        <text:list-item>
          <text:p text:style-name="P11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123599945716023873" text:style-name="L104">
        <text:list-item>
          <text:p text:style-name="P11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852801363935304489" text:style-name="L105">
        <text:list-item>
          <text:p text:style-name="P11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30T19:33:32</dc:date>
    <meta:editing-cycles>142</meta:editing-cycles>
    <meta:editing-duration>PT23H54M5S</meta:editing-duration>
    <dc:creator>Robert Anderson</dc:creator>
    <meta:document-statistic meta:table-count="0" meta:image-count="3" meta:object-count="0" meta:page-count="20" meta:paragraph-count="275" meta:word-count="7597" meta:character-count="44371"/>
    <meta:template xlink:type="simple" xlink:actuate="onRequest" xlink:title="" xlink:href="Normal"/>
  </office:meta>
</office:document-meta>
</file>